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Negrito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.199cm" fo:margin-bottom="0.199cm"/>
    </style:style>
    <style:style style:name="P13" style:family="paragraph" style:parent-style-name="Heading_20_1">
      <style:text-properties style:font-name="Tahoma1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Heading_20_1">
      <style:paragraph-properties fo:margin-left="0.635cm" fo:margin-right="0cm" fo:text-indent="0cm" style:auto-text-indent="false"/>
      <style:text-properties style:font-name="Tahoma1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Texto_20_de_20_comentário">
      <style:paragraph-properties fo:line-height="100%" fo:orphans="2" fo:widows="2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/>
    </style:style>
    <style:style style:name="T3" style:family="text">
      <style:text-properties fo:language="pt" fo:country="BR" style:font-name-complex="Arial"/>
    </style:style>
    <style:style style:name="T4" style:family="text">
      <style:text-properties style:font-name-complex="Arial"/>
    </style:style>
    <style:style style:name="T5" style:family="text">
      <style:text-properties style:font-name-complex="Arial" style:font-style-complex="italic"/>
    </style:style>
    <style:style style:name="T6" style:family="text">
      <style:text-properties fo:font-size="11pt" fo:language="pt" fo:country="BR" style:font-size-asian="11pt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Food Delivery Web</text:p>
      <text:p text:style-name="P2">Documento de Visã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1">&lt;Nome do Caso de Uso&gt;</text:p>
      <text:h text:style-name="Heading_20_1" text:outline-level="1"><text:span text:style-name="T2">Breve Descrição</text:span></text:h>
      <text:p text:style-name="Text_20_body">xxxx</text:p>
      <text:h text:style-name="Heading_20_1" text:outline-level="1"><text:span text:style-name="T2">Referências </text:span></text:h>
      <text:p text:style-name="Text_20_body">xxxx</text:p>
      <text:h text:style-name="Heading_20_1" text:outline-level="1"><text:span text:style-name="T2">Atores</text:span></text:h>
      <text:p text:style-name="Text_20_body">&lt;ator 1&gt;</text:p>
      <text:p text:style-name="Text_20_body">&lt;ator 2&gt;</text:p>
      <text:h text:style-name="Heading_20_1" text:outline-level="1"><text:span text:style-name="T2">Pré-condições</text:span></text:h>
      <text:p text:style-name="Text_20_body">&lt;pré-condição 1&gt;</text:p>
      <text:h text:style-name="Heading_20_1" text:outline-level="1"><text:span text:style-name="T2">Fluxos de Eventos</text:span></text:h>
      <text:h text:style-name="Heading_20_2" text:outline-level="2">Fluxo Básico</text:h>
      <text:p text:style-name="Text_20_body">Este caso de uso começa quando o &lt;ator&gt; ...</text:p>
      <text:p text:style-name="P12">1. ...</text:p>
      <text:p text:style-name="P12">2. ... </text:p>
      <text:h text:style-name="Heading_20_2" text:outline-level="2">Fluxos Alternativos</text:h>
      <text:p text:style-name="Text_20_body"><text:span text:style-name="T3">A1 – &lt;nome do fluxo alternativo 1&gt;</text:span></text:p>
      <text:p text:style-name="Text_20_body">Se no passo &lt;nº do passo&gt; do fluxo [básico|alternativo] &lt;condição&gt; então: </text:p>
      <text:p text:style-name="P12">1. ...</text:p>
      <text:p text:style-name="P12">2. ...</text:p>
      <text:p text:style-name="Text_20_body"><text:soft-page-break/><text:span text:style-name="T4">&lt;para onde Caso de Uso retorna&gt; </text:span><text:span text:style-name="T5">| </text:span><text:span text:style-name="T4">o Caso de Uso termina. </text:span></text:p>
      <text:h text:style-name="Heading_20_1" text:outline-level="1"><text:span text:style-name="T2">Pontos de Extensão</text:span></text:h>
      <text:p text:style-name="Text_20_body">&lt;ponto de extensão1&gt;</text:p>
      <text:p text:style-name="Text_20_body">Se no passo &lt;nº do passo&gt; do fluxo [básico|alternativo] &lt;condição&gt;, o caso de uso &lt;nome do caso de uso extend&gt; é acionado. </text:p>
      <text:h text:style-name="Heading_20_1" text:outline-level="1"><text:span text:style-name="T2">Casos de Uso Incluídos</text:span></text:h>
      <text:p text:style-name="Text_20_body">&lt;nome do caso de uso incluído1&gt;</text:p>
      <text:h text:style-name="Heading_20_1" text:outline-level="1"><text:span text:style-name="T2">Pós-Condições</text:span></text:h>
      <text:p text:style-name="Text_20_body">&lt;pós-condição1&gt;</text:p>
      <text:h text:style-name="Heading_20_1" text:outline-level="1"><text:span text:style-name="T2">Outros Diagramas</text:span></text:h>
      <text:p text:style-name="Text_20_body">&lt;nome do diagrama&gt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Negrito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 - XXX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 - XXX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08T14:07:01.02</dc:date>
    <meta:editing-cycles>13</meta:editing-cycles>
    <meta:editing-duration>PT00H26M23S</meta:editing-duration>
    <meta:generator>BrOffice.org/3.1$Win32 OpenOffice.org_project/310m11$Build-9399</meta:generator>
    <meta:document-statistic meta:table-count="1" meta:image-count="0" meta:object-count="0" meta:page-count="2" meta:paragraph-count="39" meta:word-count="151" meta:character-count="805"/>
    <meta:user-defined meta:name="ReqProMenus" meta:value-type="boolean">false</meta:user-defined>
  </office:meta>
</office:document-meta>
</file>